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7c7d8"/>
    </style:style>
    <style:style style:name="gr2" style:family="graphic" style:parent-style-name="standard">
      <style:graphic-properties draw:stroke="none" draw:fill="solid" draw:fill-color="#966642"/>
    </style:style>
    <style:style style:name="gr3" style:family="graphic" style:parent-style-name="standard">
      <style:graphic-properties draw:stroke="none" draw:fill="solid" draw:fill-color="#b77f55"/>
    </style:style>
    <style:style style:name="gr4" style:family="graphic" style:parent-style-name="standard">
      <style:graphic-properties draw:stroke="none" draw:fill="solid" draw:fill-color="#a87144"/>
    </style:style>
    <style:style style:name="gr5" style:family="graphic" style:parent-style-name="standard">
      <style:graphic-properties draw:stroke="none" draw:fill="solid" draw:fill-color="#e2b796"/>
    </style:style>
    <style:style style:name="gr6" style:family="graphic" style:parent-style-name="standard">
      <style:graphic-properties draw:stroke="none" draw:fill="solid" draw:fill-color="#e9e9f4"/>
    </style:style>
    <style:style style:name="gr7" style:family="graphic" style:parent-style-name="standard">
      <style:graphic-properties draw:stroke="none" draw:fill="solid" draw:fill-color="#543229"/>
    </style:style>
    <style:style style:name="gr8" style:family="graphic" style:parent-style-name="standard">
      <style:graphic-properties draw:stroke="none" draw:fill="solid" draw:fill-color="#eae0dc"/>
    </style:style>
    <style:style style:name="gr9" style:family="graphic" style:parent-style-name="standard">
      <style:graphic-properties draw:stroke="none" draw:fill="solid" draw:fill-color="#bc9f96"/>
    </style:style>
    <style:style style:name="gr10" style:family="graphic" style:parent-style-name="standard">
      <style:graphic-properties draw:stroke="none" draw:fill="solid" draw:fill-color="#f7ad7c"/>
    </style:style>
    <style:style style:name="gr11" style:family="graphic" style:parent-style-name="standard">
      <style:graphic-properties draw:stroke="none" draw:fill="solid" draw:fill-color="#9595b5"/>
    </style:style>
    <style:style style:name="P1" style:family="paragraph">
      <loext:graphic-properties draw:fill="solid" draw:fill-color="#c7c7d8"/>
    </style:style>
    <style:style style:name="P2" style:family="paragraph">
      <loext:graphic-properties draw:fill="solid" draw:fill-color="#966642"/>
    </style:style>
    <style:style style:name="P3" style:family="paragraph">
      <loext:graphic-properties draw:fill="solid" draw:fill-color="#b77f55"/>
    </style:style>
    <style:style style:name="P4" style:family="paragraph">
      <loext:graphic-properties draw:fill="solid" draw:fill-color="#a87144"/>
    </style:style>
    <style:style style:name="P5" style:family="paragraph">
      <loext:graphic-properties draw:fill="solid" draw:fill-color="#e2b796"/>
    </style:style>
    <style:style style:name="P6" style:family="paragraph">
      <loext:graphic-properties draw:fill="solid" draw:fill-color="#e9e9f4"/>
    </style:style>
    <style:style style:name="P7" style:family="paragraph">
      <loext:graphic-properties draw:fill="solid" draw:fill-color="#543229"/>
    </style:style>
    <style:style style:name="P8" style:family="paragraph">
      <loext:graphic-properties draw:fill="solid" draw:fill-color="#eae0dc"/>
    </style:style>
    <style:style style:name="P9" style:family="paragraph">
      <loext:graphic-properties draw:fill="solid" draw:fill-color="#bc9f96"/>
    </style:style>
    <style:style style:name="P10" style:family="paragraph">
      <loext:graphic-properties draw:fill="solid" draw:fill-color="#f7ad7c"/>
    </style:style>
    <style:style style:name="P11" style:family="paragraph">
      <loext:graphic-properties draw:fill="solid" draw:fill-color="#9595b5"/>
    </style:style>
  </office:automatic-styles>
  <office:body>
    <office:drawing>
      <draw:page draw:name="page1" draw:style-name="dp1" draw:master-page-name="Default">
        <draw:path draw:style-name="gr1" draw:text-style-name="P1" draw:layer="layout" svg:width="20.659cm" svg:height="2.485cm" svg:x="0.025cm" svg:y="20.993cm" svg:viewBox="0 0 20660 2486" svg:d="M20660 1244c0 687-4625 1242-10327 1242-5705 0-10333-555-10333-1242 0-689 4628-1244 10333-1244 5702 0 10327 555 10327 1244z">
          <text:p/>
        </draw:path>
        <draw:path draw:style-name="gr2" draw:text-style-name="P2" draw:layer="layout" svg:width="2.496cm" svg:height="6.194cm" svg:x="13.953cm" svg:y="15.619cm" svg:viewBox="0 0 2497 6195" svg:d="M58 3308l469 2788c0 0 1330 235 1855-17 0 0 152 17 107-174 0 0-132-411-626-458 0 0-213-73-169-528 0 0 778-3349 764-4605l-90-314c0 0-2804 1632-2310 3308z">
          <text:p/>
        </draw:path>
        <draw:path draw:style-name="gr3" draw:text-style-name="P3" draw:layer="layout" svg:width="2.001cm" svg:height="1.115cm" svg:x="14.475cm" svg:y="20.699cm" svg:viewBox="0 0 2002 1116" svg:d="M1167 0c0 0-912-41-1060 825l-107 188c0 0 1016 229 1793 3 0 0 298 17 183-294 0 0-99-434-629-381 0 0-174 38-180-341z">
          <text:p/>
        </draw:path>
        <draw:path draw:style-name="gr4" draw:text-style-name="P4" draw:layer="layout" svg:width="12.131cm" svg:height="15.173cm" svg:x="5.048cm" svg:y="6.734cm" svg:viewBox="0 0 12132 15174" svg:d="M12116 5809c0 0-42-940-320-1588 0 0-92-913 267-1562 0 0-4805-2762-5214-2656 0 0-303 1233 134 2548 0 0 110 1359-940 1937 0 0-3213 1582-3533 1957 0 0-2716 1914-2497 4629 0 0 143 3537 3137 4100l2938-102c0 0 34-1037-1616-1761 0 0 1319-197 1933-326 141 340 247 684 211 895l1257-29-84-1224c861-279 1768-684 2368-1262 0 0 2178-2296 1959-5556z">
          <text:p/>
        </draw:path>
        <draw:path draw:style-name="gr3" draw:text-style-name="P3" draw:layer="layout" svg:width="1.744cm" svg:height="1.656cm" svg:x="11.48cm" svg:y="20.418cm" svg:viewBox="0 0 1745 1657" svg:d="M176 196l-31 692c0 0-278 326-64 734l81 3 1482 32c0 0 272-501-76-801l-135-690c0 0-1033-393-1257 30z">
          <text:p/>
        </draw:path>
        <draw:path draw:style-name="gr3" draw:text-style-name="P3" draw:layer="layout" svg:width="3.381cm" svg:height="1.258cm" svg:x="8.037cm" svg:y="20.685cm" svg:viewBox="0 0 3382 1259" svg:d="M96 1003c95-53 1700-1485 2879-833 0 0 533 325 379 962l-11 127-3242-18c0 0-224-109-5-238z">
          <text:p/>
        </draw:path>
        <draw:path draw:style-name="gr5" draw:text-style-name="P5" draw:layer="layout" svg:width="1.618cm" svg:height="2.491cm" svg:x="16.753cm" svg:y="2.637cm" svg:viewBox="0 0 1619 2492" svg:d="M0 1221c45-18 1333-1192 1527-1221l92 123c0 0-438 2069-721 2369l-839-866z">
          <text:p/>
        </draw:path>
        <draw:polygon draw:style-name="gr5" draw:text-style-name="P5" draw:layer="layout" svg:width="1.907cm" svg:height="3.16cm" svg:x="10.63cm" svg:y="2.975cm" svg:viewBox="0 0 1908 3161" draw:points="396,0 0,208 895,3161 1908,933">
          <text:p/>
        </draw:polygon>
        <draw:path draw:style-name="gr4" draw:text-style-name="P4" draw:layer="layout" svg:width="7.478cm" svg:height="6.961cm" svg:x="11.101cm" svg:y="3.356cm" svg:viewBox="0 0 7479 6962" svg:d="M1449 366c1367-291 3171-728 4271 170 738 599 1078 1579 1381 2501 230 698 609 1426 191 2022-545 778-1737 1664-2372 1846-634 185-825-135-1476-214-968-117-1487-475-2284-1062-800-587-1347-1647-1100-2633 95-379 297-716 494-1048 191-320 314-555 415-913 79-284 140-417 480-669z">
          <text:p/>
        </draw:path>
        <draw:path draw:style-name="gr4" draw:text-style-name="P4" draw:layer="layout" svg:width="2.351cm" svg:height="1.669cm" svg:x="16.066cm" svg:y="2.508cm" svg:viewBox="0 0 2352 1670" svg:d="M0 1074c0 0 1257-995 2068-1071 0 0 239-33 284 126 0 0-1353 960-1426 1541 0 0-878-79-926-596z">
          <text:p/>
        </draw:path>
        <draw:path draw:style-name="gr4" draw:text-style-name="P4" draw:layer="layout" svg:width="0.851cm" svg:height="2.652cm" svg:x="17.576cm" svg:y="2.637cm" svg:viewBox="0 0 852 2653" svg:d="M199 2653c0 0 750-2321 643-2653l-135 123c0 0-213 1741-645 2149 0 0-208 349 137 381z">
          <text:p/>
        </draw:path>
        <draw:path draw:style-name="gr4" draw:text-style-name="P4" draw:layer="layout" svg:width="2.245cm" svg:height="3.164cm" svg:x="10.554cm" svg:y="2.687cm" svg:viewBox="0 0 2246 3165" svg:d="M1721 1551c0 0-884-1051-1347-1033 0 0-166 0-149 170l688 2307-90 170-808-2553c0 0-166-816 614-564 0 0 1316 585 1617 1025 0 0-416 431-525 478z">
          <text:p/>
        </draw:path>
        <draw:path draw:style-name="gr6" draw:text-style-name="P6" draw:layer="layout" svg:width="1.621cm" svg:height="1.224cm" svg:x="13.153cm" svg:y="5.687cm" svg:viewBox="0 0 1622 1225" svg:d="M93 478c25-39 412-854 1161-265 0 0 368 364 368 643 0 0-603 895-1513-102l-109-130z">
          <text:p/>
        </draw:path>
        <draw:path draw:style-name="gr7" draw:text-style-name="P7" draw:layer="layout" svg:width="1.072cm" svg:height="1.227cm" svg:x="13.748cm" svg:y="5.701cm" svg:viewBox="0 0 1073 1228" svg:d="M259 4c0 0-626 558 68 1215 0 0 392 100 746-399 0 0-230-889-814-816z">
          <text:p/>
        </draw:path>
        <draw:path draw:style-name="gr6" draw:text-style-name="P6" draw:layer="layout" svg:width="1.159cm" svg:height="1.057cm" svg:x="16.579cm" svg:y="5.464cm" svg:viewBox="0 0 1160 1058" svg:d="M1073 301c-22-27-407-640-881-35 0 0-224 355-188 584 0 0 558 639 1092-323l64-124z">
          <text:p/>
        </draw:path>
        <draw:path draw:style-name="gr7" draw:text-style-name="P7" draw:layer="layout" svg:width="0.749cm" svg:height="1.028cm" svg:x="16.992cm" svg:y="5.452cm" svg:viewBox="0 0 750 1029" svg:d="M99 34c0 0-298 460 140 995 0 0 351-100 511-617 0 0-320-552-651-378z">
          <text:p/>
        </draw:path>
        <draw:path draw:style-name="gr8" draw:text-style-name="P8" draw:layer="layout" svg:width="3.02cm" svg:height="2.879cm" svg:x="14.542cm" svg:y="6.095cm" svg:viewBox="0 0 3021 2880" svg:d="M2626 1065c-20-18-53-53-326-309-148-161-297-322-446-481-67-70-135-144-222-194-129-76-291-91-449-76-148 15-300 59-406 159-121 108-166 264-214 413-109 353-126 405-308 731 0 0-191 382-205 411 0 0-317 675 651 1069 0 0 1451 460 2200-678 0 0 407-494-275-1045z">
          <text:p/>
        </draw:path>
        <draw:path draw:style-name="gr9" draw:text-style-name="P9" draw:layer="layout" svg:width="0.778cm" svg:height="0.536cm" svg:x="15.263cm" svg:y="7.116cm" svg:viewBox="0 0 779 537" svg:d="M685 3c28 135-73 270-211 352-137 82-306 126-474 165 194 44 410 5 564-100 152-100 236-267 211-420z">
          <text:p/>
        </draw:path>
        <draw:path draw:style-name="gr9" draw:text-style-name="P9" draw:layer="layout" svg:width="0.809cm" svg:height="0.492cm" svg:x="16.007cm" svg:y="7.095cm" svg:viewBox="0 0 810 493" svg:d="M91 0c-17 135 93 261 239 335 143 70 314 99 480 123-186 62-405 41-564-50-163-91-259-250-245-408z">
          <text:p/>
        </draw:path>
        <draw:path draw:style-name="gr10" draw:text-style-name="P10" draw:layer="layout" svg:width="0.911cm" svg:height="0.491cm" svg:x="15.519cm" svg:y="6.67cm" svg:viewBox="0 0 912 492" svg:d="M912 156c-8-103-219-173-468-152-253 17-449 114-444 220 6 58 70 105 171 132 26 88 160 147 323 135 168-12 300-100 300-197 76-38 121-88 118-138z">
          <text:p/>
        </draw:path>
        <draw:path draw:style-name="gr3" draw:text-style-name="P3" draw:layer="layout" svg:width="5.924cm" svg:height="9.218cm" svg:x="11.385cm" svg:y="8.942cm" svg:viewBox="0 0 5925 9219" svg:d="M570 0c230 725-87 1473-570 2046 671 672 1577 1717 1872 2638 112-185 224-372 337-557 552 845 909 1825 1032 2844l228-511c165 728 331 2011 283 2759 1212-672 1434-2219 1833-3317 533-1461 406-2773-144-4156-182 326-892 1383-971 1750-98-370-261-722-477-1036-137 164-227 372-255 587-645-1257-1900-2525-3168-3047z">
          <text:p/>
        </draw:path>
        <draw:path draw:style-name="gr4" draw:text-style-name="P4" draw:layer="layout" svg:width="6.193cm" svg:height="16.37cm" svg:x="1.933cm" svg:y="2.649cm" svg:viewBox="0 0 6194 16371" svg:d="M3845 8907c1060-1256 1883-2642 2217-4282 98-482 162-975 117-1462-87-1007-617-1922-1290-2644 202 434 277 918 244 1397-6-9-11-21-17-33-70-396-211-780-441-1103-258-367-637-649-1060-746 148 94 266 226 362 382-1434-1066-2843 252-2843 252-2040 1964 398 4189 398 4189 326 364 556 707 713 1027-210-217-483-367-772-370 295 138 494 434 651 731 138 261 256 537 303 828 26 149 31 305 14 455-227 798-881 1232-881 1232-1580 1441-1560 2924-1560 2924 0 4593 4207 4687 4207 4687l-70-470c-3435-2985-899-6201-899-6201 278-403 607-793 607-793z">
          <text:p/>
        </draw:path>
        <draw:path draw:style-name="gr11" draw:text-style-name="P11" draw:layer="layout" svg:width="0.691cm" svg:height="0.743cm" svg:x="2.143cm" svg:y="26.776cm" svg:viewBox="0 0 692 744" svg:d="M178 472c0 36 7 67 20 92 16 26 37 45 61 57 27 14 55 20 86 20 32 0 59-6 84-18 27-12 47-31 60-57 16-26 25-57 25-94 0-38-9-69-25-95-13-25-33-44-60-58-25-14-55-21-86-21-32 0-61 7-86 21-25 15-45 34-59 60-13 26-20 57-20 93zM523 667v-12c-25 21-47 38-70 50-22 14-47 22-74 29s-56 10-88 10c-43 0-81-7-117-20-36-14-68-33-93-59-27-24-47-54-61-87-13-34-20-72-20-111 0-85 27-150 81-198 54-46 124-68 212-68 50 0 93 5 129 19 34 13 67 34 101 61v-197c0-27 7-48 23-63 13-14 34-21 61-21s47 7 63 19c13 14 22 32 22 58v590c0 26-9 45-24 58-18 12-36 19-61 19s-45-7-61-20c-16-12-23-31-23-57z">
          <text:p/>
        </draw:path>
        <draw:path draw:style-name="gr11" draw:text-style-name="P11" draw:layer="layout" svg:width="0.669cm" svg:height="0.544cm" svg:x="2.919cm" svg:y="26.975cm" svg:viewBox="0 0 670 545" svg:d="M178 228h323c-5-44-23-79-52-101-27-24-66-34-111-34s-81 10-108 34c-29 22-45 57-52 101zM526 307h-348c0 29 9 57 25 81 16 22 36 39 63 51 25 12 54 17 86 17 20 0 40-1 56-5 18-3 34-10 54-17 16-9 32-17 46-26 13-10 31-22 51-38 9-5 23-8 41-8s32 3 43 10c11 9 16 19 16 33 0 12-5 25-18 43-12 15-32 31-57 46s-56 27-95 36c-40 10-83 15-133 15-112 0-200-24-264-73-63-48-92-115-92-199 0-41 7-77 23-112 15-34 38-63 67-87 30-24 66-43 108-55 46-14 93-19 145-19 70 0 131 10 180 33 50 22 86 49 111 85 25 35 36 71 36 107 0 34-14 56-38 67-25 10-61 15-106 15z">
          <text:p/>
        </draw:path>
        <draw:path draw:style-name="gr11" draw:text-style-name="P11" draw:layer="layout" svg:width="0.604cm" svg:height="0.544cm" svg:x="3.641cm" svg:y="26.975cm" svg:viewBox="0 0 605 545" svg:d="M605 370c0 38-12 69-37 95-22 27-58 46-103 60-48 14-104 20-170 20-63 0-117-6-164-22-45-14-79-32-99-55-23-22-32-44-32-67 0-13 7-27 20-37 14-11 32-16 52-16 18 0 32 4 43 10 9 7 18 18 27 30 18 24 43 41 68 53s58 17 104 17c33 0 63-5 85-17 23-12 34-26 34-41 0-23-11-40-36-52-23-10-61-20-115-31-61-10-111-22-149-36-38-12-70-29-92-51-23-21-34-46-34-76 0-27 11-51 31-75 21-24 52-43 93-58 45-14 92-21 151-21 45 0 86 3 124 10 36 7 65 17 90 29s43 26 54 42c14 13 21 27 21 42 0 16-7 28-21 38-13 9-33 14-58 14-18 0-34-3-45-12-14-7-27-19-43-34-14-14-30-24-48-31-18-9-42-12-74-12s-59 5-79 15-32 22-32 38c0 14 7 26 23 34 16 11 36 17 63 23s63 13 108 22c55 10 100 24 133 38 37 13 61 30 79 49s28 41 28 65z">
          <text:p/>
        </draw:path>
        <draw:path draw:style-name="gr11" draw:text-style-name="P11" draw:layer="layout" svg:width="0.177cm" svg:height="0.738cm" svg:x="4.333cm" svg:y="26.781cm" svg:viewBox="0 0 178 739" svg:d="M178 271v388c0 25-9 46-25 60-15 13-38 20-63 20-27 0-47-7-63-20-18-14-27-35-27-60v-383c0-27 9-46 27-60 16-14 36-20 63-20 25 0 48 6 63 20 16 14 25 31 25 55zM92 134c-24 0-47-7-63-19-20-12-29-28-29-50 0-19 9-34 29-46 18-12 39-19 63-19 23 0 43 7 59 17 18 12 27 28 27 48 0 22-9 38-25 50-18 12-38 19-61 19z">
          <text:p/>
        </draw:path>
        <draw:path draw:style-name="gr11" draw:text-style-name="P11" draw:layer="layout" svg:width="0.687cm" svg:height="0.743cm" svg:x="4.595cm" svg:y="26.975cm" svg:viewBox="0 0 688 744" svg:d="M176 269c0 55 18 95 47 124 32 27 72 41 122 41 29 0 57-7 84-17 24-12 47-31 63-55s25-53 25-88c0-56-16-97-48-128-31-31-74-47-126-47-50 0-90 16-120 45-31 29-47 70-47 125zM688 98v391c0 43-7 82-20 113-12 33-32 60-59 81-27 20-63 36-108 46s-99 15-167 15c-59 0-113-7-165-20-47-12-83-29-108-50-27-21-41-41-41-62 0-17 9-31 23-41 16-10 34-15 54-15 25 0 47 8 68 25 9 11 20 19 31 28 9 8 21 17 32 22 13 7 27 12 45 16 18 1 36 3 59 3 45 0 81-3 106-14 24-10 42-22 54-41 9-17 16-34 18-55 0-20 2-51 2-96-27 29-59 52-92 67-37 16-79 22-127 22-58 0-110-12-158-34-43-22-76-55-101-96-23-41-34-89-34-142 0-43 7-79 20-112 14-31 36-58 61-80 27-23 59-40 93-52 38-10 76-15 117-15 50 0 92 7 129 20 38 16 72 38 103 69v-17c0-24 7-41 23-55 13-12 34-19 56-19 34 0 57 9 68 26s18 41 18 72z">
          <text:p/>
        </draw:path>
        <draw:path draw:style-name="gr11" draw:text-style-name="P11" draw:layer="layout" svg:width="0.628cm" svg:height="0.544cm" svg:x="5.393cm" svg:y="26.975cm" svg:viewBox="0 0 629 545" svg:d="M169 74v17c29-31 63-55 102-69 36-15 79-22 126-22 45 0 88 9 124 22 36 16 63 38 81 65 12 18 21 35 23 54 4 19 4 43 4 73v251c0 26-6 46-22 60-18 14-39 20-63 20-27 0-48-6-64-20-18-14-24-34-24-60v-223c0-46-9-81-25-103-16-24-48-36-97-36-32 0-59 7-86 22-25 14-45 33-56 59-9 18-14 58-14 113v168c0 26-7 46-25 60-15 14-36 20-63 20-25 0-45-6-65-20-16-14-25-34-25-60v-390c0-25 9-44 23-56 18-12 36-19 63-19 16 0 29 3 40 9 14 5 23 13 32 24 7 12 11 25 11 41z">
          <text:p/>
        </draw:path>
        <draw:path draw:style-name="gr11" draw:text-style-name="P11" draw:layer="layout" svg:width="0.669cm" svg:height="0.544cm" svg:x="6.106cm" svg:y="26.975cm" svg:viewBox="0 0 670 545" svg:d="M178 228h320c-4-44-20-79-49-101-27-24-66-34-111-34-43 0-79 10-108 34-27 22-45 57-52 101zM523 307h-345c2 29 9 57 25 81 16 22 36 39 63 51 25 12 54 17 86 17 20 0 40-1 56-5 18-3 36-10 52-17 16-9 32-17 45-26 14-10 32-22 54-38 9-5 21-8 39-8 20 0 34 3 45 10 11 9 18 19 18 33 0 12-7 25-20 43-12 15-34 31-59 46s-56 27-95 36c-38 10-81 15-131 15-112 0-200-24-264-73-60-48-92-115-92-199 0-41 7-77 23-112 15-34 38-63 67-87 30-24 66-43 111-55 43-14 90-19 144-19 68 0 126 10 176 33 50 22 88 49 113 85 25 35 36 71 36 107 0 34-11 56-38 67-27 10-64 15-109 15z">
          <text:p/>
        </draw:path>
        <draw:path draw:style-name="gr11" draw:text-style-name="P11" draw:layer="layout" svg:width="0.689cm" svg:height="0.743cm" svg:x="6.823cm" svg:y="26.776cm" svg:viewBox="0 0 690 744" svg:d="M178 472c0 36 9 67 23 92 16 26 36 45 61 57 27 14 54 20 85 20 30 0 59-6 84-18s47-31 61-57c16-26 22-57 22-94 0-38-6-69-22-95-14-25-36-44-61-58-27-14-54-21-86-21-31 0-61 7-86 21-24 15-45 34-58 60-16 26-23 57-23 93zM526 667v-12c-25 21-48 38-70 50-23 14-50 22-75 29-27 7-56 10-88 10-43 0-81-7-117-20-36-14-68-33-95-59-27-24-47-54-61-87-13-34-20-72-20-111 0-85 27-150 81-198 57-46 127-68 214-68 50 0 93 5 129 19 34 13 68 34 102 61v-197c0-27 6-48 20-63 16-14 36-21 63-21 25 0 45 7 61 19 13 14 20 32 20 58v590c0 26-7 45-22 58-16 12-36 19-59 19-25 0-45-7-61-20-16-12-22-31-22-57z">
          <text:p/>
        </draw:path>
        <draw:path draw:style-name="gr11" draw:text-style-name="P11" draw:layer="layout" svg:width="0.687cm" svg:height="0.743cm" svg:x="7.899cm" svg:y="26.776cm" svg:viewBox="0 0 688 744" svg:d="M174 475c0 53 15 94 47 124 34 27 74 42 129 42 45 0 83-15 115-44 31-29 47-70 47-125 0-38-7-67-20-93-14-26-32-45-57-60-24-14-52-21-85-21-34 0-66 7-93 21-25 15-45 34-61 62-16 25-22 56-22 94zM165 77v204c33-25 67-46 101-60 34-13 79-20 131-20 59 0 108 10 153 31 43 20 77 51 102 90 25 42 36 88 36 145 0 41-7 78-20 111-14 34-32 63-59 89-25 24-56 43-92 57-39 13-79 20-122 20-27 0-52-1-77-7-27-5-47-12-63-20-16-7-32-16-43-24-11-9-27-21-47-38v12c0 26-7 45-23 58-16 12-36 19-61 19s-45-7-58-19c-16-13-23-32-23-58v-585c0-27 7-48 20-61 16-14 36-21 61-21 27 0 48 7 63 21 14 12 21 30 21 56z">
          <text:p/>
        </draw:path>
        <draw:path draw:style-name="gr11" draw:text-style-name="P11" draw:layer="layout" svg:width="0.667cm" svg:height="0.743cm" svg:x="8.574cm" svg:y="26.975cm" svg:viewBox="0 0 668 744" svg:d="M239 563l18-31-216-415c-14-24-21-42-21-54 0-10 5-20 12-30 6-11 18-18 31-24 14-6 27-9 43-9 25 0 43 7 56 19 14 12 25 29 34 51l149 331 142-307c11-25 21-44 30-58s18-24 29-29c9-5 25-7 43-7 16 0 29 3 40 9 12 5 23 12 30 20 4 10 9 19 9 29-3 7-5 16-9 28-5 10-9 22-14 34l-232 458c-18 41-39 72-57 94-20 24-45 41-76 53-32 12-72 19-127 19-49 0-90-5-115-13-24-9-38-24-38-47 0-15 7-27 18-36 11-7 32-12 54-12 9 0 18 2 27 4 12 1 23 3 30 3 20 0 36-3 47-7 13-5 22-13 32-24 9-12 20-29 31-49z">
          <text:p/>
        </draw:path>
        <draw:path draw:style-name="gr11" draw:text-style-name="P11" draw:layer="layout" svg:width="0.513cm" svg:height="0.743cm" svg:x="11.274cm" svg:y="26.776cm" svg:viewBox="0 0 514 744" svg:d="M88 211h41v-41c0-41 6-74 22-100 14-24 36-43 70-53 34-12 81-17 140-17 101 0 153 19 153 57 0 13-4 24-16 32-11 9-22 14-38 14-7 0-18-2-36-4-16-1-29-3-41-3-33 0-54 7-63 22-6 14-13 35-13 60v33h43c67 0 101 15 101 46 0 21-9 35-27 41s-43 9-74 9h-43v357c0 25-7 46-27 60-16 13-36 20-63 20-25 0-46-7-64-20-15-14-24-35-24-60v-357h-48c-27 0-47-3-61-14-13-8-20-20-20-34 0-33 29-48 88-48z">
          <text:p/>
        </draw:path>
        <draw:path draw:style-name="gr11" draw:text-style-name="P11" draw:layer="layout" svg:width="0.484cm" svg:height="0.544cm" svg:x="11.761cm" svg:y="26.975cm" svg:viewBox="0 0 485 545" svg:d="M176 352v113c0 26-9 46-25 60-18 14-38 20-63 20-27 0-47-6-63-20s-25-34-25-60v-376c0-60 29-89 86-89 29 0 49 7 63 21 13 13 20 34 22 61 21-27 41-48 64-61 24-14 54-21 90-21 38 0 74 7 108 21 36 13 52 32 52 56 0 16-7 29-23 40-13 12-29 17-47 17-7 0-23-4-47-11-25-5-45-8-66-8-25 0-45 5-63 15-18 11-31 26-41 47-6 20-13 44-18 73-2 28-4 62-4 102z">
          <text:p/>
        </draw:path>
        <draw:path draw:style-name="gr11" draw:text-style-name="P11" draw:layer="layout" svg:width="0.671cm" svg:height="0.546cm" svg:x="12.221cm" svg:y="26.973cm" svg:viewBox="0 0 672 547" svg:d="M180 230h318c-4-45-20-79-47-101-29-24-65-35-110-35-46 0-82 11-109 35-29 22-45 56-52 101zM528 309h-348c0 29 9 56 25 79 16 24 36 41 61 53 27 12 57 17 88 17 20 0 38-2 57-5 18-4 33-11 51-17 16-9 30-18 48-26 13-10 31-22 52-38 9-5 22-8 38-8 18 0 34 3 45 10 11 8 16 19 16 32 0 12-7 26-18 43-14 16-32 31-57 47-24 13-56 27-97 36-38 10-81 15-130 15-113 0-201-24-264-74-63-48-95-115-95-199 0-41 9-78 25-111 13-34 36-64 67-88 30-24 66-42 109-54 43-14 92-21 144-21 70 0 129 12 181 34 47 21 85 50 108 84 25 36 38 72 38 108 0 35-13 57-38 67-25 11-61 16-106 16z">
          <text:p/>
        </draw:path>
        <draw:path draw:style-name="gr11" draw:text-style-name="P11" draw:layer="layout" svg:width="0.671cm" svg:height="0.546cm" svg:x="12.952cm" svg:y="26.973cm" svg:viewBox="0 0 672 547" svg:d="M180 230h323c-5-45-20-79-50-101-29-24-67-35-112-35-46 0-82 11-109 35-27 22-45 56-52 101zM528 309h-348c3 29 9 56 25 79 16 24 36 41 63 53 25 12 55 17 86 17 20 0 41-2 57-5 18-4 38-11 54-17 15-9 31-18 45-26 13-10 31-22 54-38 9-5 20-8 38-8s32 3 43 10c11 8 16 19 16 32 0 12-5 26-18 43-11 16-32 31-57 47-24 13-56 27-94 36-36 10-84 15-133 15-113 0-201-24-264-74-63-48-95-115-95-199 0-41 9-78 25-111 16-34 38-64 67-88 30-24 66-42 109-54 45-14 92-21 144-21 70 0 131 12 181 34 49 21 85 50 110 84 25 36 36 72 36 108 0 35-13 57-38 67-25 11-61 16-106 16z">
          <text:p/>
        </draw:path>
        <draw:path draw:style-name="gr11" draw:text-style-name="P11" draw:layer="layout" svg:width="0.689cm" svg:height="0.743cm" svg:x="13.696cm" svg:y="26.975cm" svg:viewBox="0 0 690 744" svg:d="M512 271c0-38-9-67-23-93-13-25-33-44-58-58s-54-21-84-21c-47 0-90 16-121 45-34 29-52 72-52 130 0 52 18 95 49 124 34 29 75 44 124 44 30 0 57-6 82-18 24-14 45-33 60-59 14-25 23-58 23-94zM167 75v16c31-31 68-53 101-69 37-13 77-22 122-22 54 0 104 12 149 33 47 20 81 53 108 92 27 41 43 89 43 148 0 41-9 79-25 113-15 34-36 63-63 87-27 23-58 42-94 54-37 12-75 18-118 18-49 0-92-8-126-24-34-13-68-37-97-66v200c0 58-29 89-86 89-31 0-54-8-65-24-11-15-16-36-16-65v-580c0-25 7-44 23-56 13-12 33-19 58-19s45 7 61 19c16 14 25 31 25 56z">
          <text:p/>
        </draw:path>
        <draw:path draw:style-name="gr11" draw:text-style-name="P11" draw:layer="layout" svg:width="0.177cm" svg:height="0.738cm" svg:x="14.472cm" svg:y="26.781cm" svg:viewBox="0 0 178 739" svg:d="M178 271v388c0 25-9 46-25 60-18 13-40 20-65 20-27 0-47-7-63-20-16-16-25-35-25-60v-385c0-25 9-46 25-58 16-14 36-20 63-20 25 0 47 6 65 20 16 12 25 31 25 55zM88 134c-25 0-45-7-61-19-18-12-27-28-27-50 0-19 9-34 27-46s38-19 61-19c25 0 43 5 63 17 18 10 27 28 27 48 0 21-9 38-25 48-18 14-40 21-65 21z">
          <text:p/>
        </draw:path>
        <draw:path draw:style-name="gr11" draw:text-style-name="P11" draw:layer="layout" svg:width="0.608cm" svg:height="0.743cm" svg:x="14.788cm" svg:y="26.776cm" svg:viewBox="0 0 609 744" svg:d="M426 683l-153-196-97 69v108c0 25-9 46-27 60-16 13-38 20-61 20-27 0-47-7-63-20-16-14-25-35-25-60v-573c0-29 9-52 23-69 15-15 38-22 65-22s50 7 65 21c16 13 23 36 23 61v326l198-158c25-20 43-34 57-41 13-7 27-10 47-10s39 5 54 15c14 11 23 24 23 40 0 20-25 46-72 79l-93 65 181 218c11 15 22 27 27 36 9 8 11 17 11 24 0 20-7 37-25 49-16 12-36 19-61 19-20 0-38-3-49-13-12-9-27-24-48-48z">
          <text:p/>
        </draw:path>
        <draw:path draw:style-name="gr11" draw:text-style-name="P11" draw:layer="layout" svg:width="0.195cm" svg:height="0.148cm" svg:x="15.499cm" svg:y="27.371cm" svg:viewBox="0 0 196 149" svg:d="M102 149c-28 0-50-7-70-20-18-14-32-33-32-55 0-21 14-38 32-52 18-15 40-22 67-22s50 7 70 21c18 15 27 32 27 53 0 22-9 41-27 55-20 13-43 20-67 20z">
          <text:p/>
        </draw:path>
        <draw:path draw:style-name="gr11" draw:text-style-name="P11" draw:layer="layout" svg:width="0.667cm" svg:height="0.546cm" svg:x="15.808cm" svg:y="26.973cm" svg:viewBox="0 0 668 547" svg:d="M668 381c0 17-7 36-23 55-13 19-34 36-61 53s-61 31-101 41c-41 10-86 17-138 17-108 0-194-26-255-74s-90-111-90-193c0-57 14-105 41-148 29-41 70-74 121-98 52-22 118-34 190-34 45 0 88 5 126 15 36 11 70 24 95 40 27 15 47 32 61 51 13 17 22 35 22 52 0 15-9 29-24 39-16 12-34 17-57 17-16 0-27-3-36-8-11-5-20-16-34-28-20-25-43-44-67-56-23-12-52-19-88-19-52 0-95 15-127 46-31 31-47 74-47 129 0 26 4 48 11 70 9 21 21 38 36 53 16 16 34 26 57 35 22 6 45 10 72 10 36 0 65-5 90-17 25-14 47-33 68-59 11-13 22-25 34-34 13-8 27-14 45-14 22 0 40 7 54 19 16 14 25 26 25 40z">
          <text:p/>
        </draw:path>
        <draw:path draw:style-name="gr11" draw:text-style-name="P11" draw:layer="layout" svg:width="0.701cm" svg:height="0.544cm" svg:x="16.532cm" svg:y="26.975cm" svg:viewBox="0 0 702 545" svg:d="M523 273c0-55-15-98-47-129s-74-45-129-45c-33 0-63 7-90 19-27 14-45 35-61 60-13 28-20 60-20 95 0 36 7 67 20 92 14 26 34 47 61 60 25 14 57 21 90 21 55 0 97-16 129-46 32-31 47-72 47-127zM702 273c0 41-10 77-28 111-15 33-38 62-69 86-32 24-68 43-111 57-45 12-92 18-147 18-52 0-99-6-142-20-43-12-81-31-110-55-32-24-57-53-72-86-16-34-23-70-23-111s7-79 23-112c18-34 40-63 72-87 29-24 65-41 110-55 43-12 90-19 142-19 55 0 102 7 147 19 43 14 79 32 111 56 31 24 54 54 69 86 18 35 28 71 28 112z">
          <text:p/>
        </draw:path>
        <draw:path draw:style-name="gr11" draw:text-style-name="P11" draw:layer="layout" svg:width="1.01cm" svg:height="0.544cm" svg:x="17.305cm" svg:y="26.975cm" svg:viewBox="0 0 1011 545" svg:d="M598 283v178c0 28-7 48-25 64-16 14-38 20-65 20-28 0-50-6-68-20-16-16-25-36-25-64v-212c0-36 0-62-4-81-3-19-12-34-25-46-14-12-34-17-63-17-57 0-95 13-113 44-18 29-27 74-27 132v180c0 28-9 48-25 64-18 14-38 20-66 20-27 0-49-6-65-20-18-16-27-36-27-64v-384c0-26 9-44 25-58 13-12 34-19 58-19 25 0 46 7 61 19 16 12 25 29 25 50v13c29-29 63-48 97-61 36-14 75-21 117-21 43 0 84 7 115 21 32 13 59 34 79 61 30-27 61-48 95-61 34-14 72-21 113-21 50 0 90 9 126 22 34 14 59 35 77 62 16 24 23 62 23 115v262c0 28-9 48-25 64-16 14-39 20-66 20s-49-6-67-20c-16-16-25-36-25-64v-224c0-31-2-53-5-72-2-18-11-31-25-43-15-12-36-17-65-17-22 0-45 5-65 15-23 10-39 24-50 41-13 24-20 64-20 122z">
          <text:p/>
        </draw:path>
        <draw:path draw:style-name="gr11" draw:text-style-name="P11" draw:layer="layout" svg:width="0cm" svg:height="0.001cm" svg:x="9.715cm" svg:y="27.213cm" svg:viewBox="0 0 0 2" svg:d="M0 2c0-2 0-2 0-2z">
          <text:p/>
        </draw:path>
        <draw:path draw:style-name="gr11" draw:text-style-name="P11" draw:layer="layout" svg:width="0.008cm" svg:height="0.038cm" svg:x="9.717cm" svg:y="27.22cm" svg:viewBox="0 0 9 39" svg:d="M9 39c-4-13-7-27-9-39 2 12 5 27 9 39z">
          <text:p/>
        </draw:path>
        <draw:path draw:style-name="gr11" draw:text-style-name="P11" draw:layer="layout" svg:width="0.001cm" svg:height="0.001cm" svg:x="9.781cm" svg:y="27.379cm" svg:viewBox="0 0 2 2" svg:d="M2 2c0 0 0-2-2-2 2 0 2 2 2 2z">
          <text:p/>
        </draw:path>
        <draw:path draw:style-name="gr11" draw:text-style-name="P11" draw:layer="layout" svg:width="0.008cm" svg:height="0.008cm" svg:x="9.772cm" svg:y="27.366cm" svg:viewBox="0 0 9 9" svg:d="M9 9c0-2-4-7-9-9 5 2 9 7 9 9z">
          <text:p/>
        </draw:path>
        <draw:path draw:style-name="gr11" draw:text-style-name="P11" draw:layer="layout" svg:width="0.035cm" svg:height="0.061cm" svg:x="9.74cm" svg:y="27.304cm" svg:viewBox="0 0 36 62" svg:d="M0 0c11 21 23 43 36 62-13-19-25-41-36-62z">
          <text:p/>
        </draw:path>
        <draw:path draw:style-name="gr11" draw:text-style-name="P11" draw:layer="layout" svg:width="0.414cm" svg:height="0.213cm" svg:x="10.081cm" svg:y="26.527cm" svg:viewBox="0 0 415 214" svg:d="M316 177c34 0 58 1 90 5l9-41c0 0-83-19-187-12l-9-21c34-5 58-27 58-53 0-31-33-55-72-55-40 0-72 24-72 55 0 26 25 48 56 53l9 24c-110 10-198 46-198 46l16 36c67-17 124-27 178-32 52-4 90-5 122-5z">
          <text:p/>
        </draw:path>
        <draw:path draw:style-name="gr11" draw:text-style-name="P11" draw:layer="layout" svg:width="0.319cm" svg:height="0.277cm" svg:x="9.472cm" svg:y="26.863cm" svg:viewBox="0 0 320 278" svg:d="M311 38h3c2-4 4-5 6-9l-20-10-34-19c-2 2-56 38-97 105-2-2-4-4-7-6-11-10-29-15-51-15-14 0-23-3-30-7 7-7 9-14 9-22 0-19-20-34-45-34s-45 15-45 34 20 34 45 34c5 0 9 0 11 0 12 9 30 17 55 17 13 0 24 2 31 7 7 7 9 17 9 24-29 62-20 139-20 139l72 2c0-28 7-77 27-115 36-77 81-124 81-125z">
          <text:p/>
        </draw:path>
        <draw:path draw:style-name="gr11" draw:text-style-name="P11" draw:layer="layout" svg:width="0.315cm" svg:height="0.273cm" svg:x="10.753cm" svg:y="26.747cm" svg:viewBox="0 0 316 274" svg:d="M271 0c-25 0-48 15-48 36 0 2 3 5 3 9-12 6-23 20-23 41 0 10-2 17-11 22-5 3-12 5-18 7-54-57-120-91-120-91l-54 41c41 28 81 62 120 103 27 31 54 69 76 106l70-25c0 0-31-60-77-115 7-2 16-5 23-11 14-8 20-22 20-37 0-12 5-19 9-24 9 5 18 8 30 8 24 0 45-15 45-34 0-21-21-36-45-36z">
          <text:p/>
        </draw:path>
        <draw:path draw:style-name="gr11" draw:text-style-name="P11" draw:layer="layout" svg:width="1.23cm" svg:height="0.411cm" svg:x="9.74cm" svg:y="27.167cm" svg:viewBox="0 0 1231 412" svg:d="M1103 55c-97 36-255 82-462 105-82 8-161 12-233 12-94 0-178-6-241-12-75-7-131-16-167-23 9 21 20 41 32 60 0 2 0 2 2 2 0 2 2 5 2 7 2 2 5 5 5 7 2 0 2 1 2 1 20 30 45 57 72 79 99 84 199 96 199 96h2l2 2c0 0 88 21 223 21 131 0 260-19 384-62 95-34 180-89 223-137 34-38 57-78 72-119 7-22 14-56 9-94-27 14-70 34-126 55z">
          <text:p/>
        </draw:path>
        <draw:path draw:style-name="gr11" draw:text-style-name="P11" draw:layer="layout" svg:width="1.246cm" svg:height="0.564cm" svg:x="9.711cm" svg:y="26.731cm" svg:viewBox="0 0 1247 565" svg:d="M377 149c106 0 191 65 191 144 0 81-85 148-191 148-109 0-194-67-194-148 0-79 85-144 194-144zM936 153c66 0 117 39 117 89s-51 91-117 91c-65 0-119-41-119-91s54-89 119-89zM102 187c-3 3-46 48-77 117-25 51-25 126-25 128 0 17 2 35 5 52v1c0 2 2 4 2 6 2 12 4 24 7 37 47 9 333 59 649 26 199-22 350-67 442-99 75-30 124-55 142-67-18-52-70-136-117-187-135-148-282-186-359-196-27-3-51-5-83-5-29 0-68 2-117 5-52 5-109 14-174 31-90 24-176 60-241 106l-3 2c-9 7-29 21-51 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EmojiOne Colo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EmojiOne Color" style:font-family-asian="'EmojiOne Color'" style:font-family-generic-asian="system" style:font-pitch-asian="variable" style:font-size-asian="18pt" style:font-style-asian="normal" style:font-weight-asian="normal" style:font-name-complex="EmojiOne Color" style:font-family-complex="'EmojiOne Colo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1:36:38.925954610</meta:creation-date>
    <dc:date>2017-10-11T11:42:48.740590470</dc:date>
    <meta:editing-duration>PT6M11S</meta:editing-duration>
    <meta:editing-cycles>1</meta:editing-cycles>
    <meta:document-statistic meta:object-count="53"/>
    <meta:generator>LibreOffice/5.1.6.2$Linux_X86_64 LibreOffice_project/10m0$Build-2</meta:generator>
  </office:meta>
</office:document-meta>
</file>